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adornments="Sans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2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font-name="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font-name="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color="#000000" style:font-name="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254" table:default-cell-style-name="ce7"/>
        <table:table-row table:style-name="ro1">
          <table:table-cell table:style-name="ce5" office:value-type="string" calcext:value-type="string">
            <text:p>Events</text:p>
          </table:table-cell>
          <table:table-cell table:style-name="ce5" office:value-type="string" calcext:value-type="string">
            <text:p>Description</text:p>
          </table:table-cell>
          <table:table-cell table:number-columns-repeated="254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umber is Even</text:p>
          </table:table-cell>
          <table:table-cell table:number-columns-repeated="254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Number is Red</text:p>
          </table:table-cell>
          <table:table-cell table:number-columns-repeated="254"/>
        </table:table-row>
        <table:table-row table:style-name="ro1" table:number-rows-repeated="65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>
        <table:table-column table:style-name="co3" table:number-columns-repeated="256" table:default-cell-style-name="ce7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>
        <table:table-column table:style-name="co3" table:number-columns-repeated="256" table:default-cell-style-name="ce7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adornments="San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6T11:59:03.820959512</dc:date>
    <meta:editing-duration>PT21M40S</meta:editing-duration>
    <meta:editing-cycles>7</meta:editing-cycles>
    <meta:generator>LibreOffice/7.3.7.2$Linux_X86_64 LibreOffice_project/30$Build-2</meta:generator>
    <meta:document-statistic meta:table-count="3" meta:cell-count="6" meta:object-count="0"/>
  </office:meta>
</office:document-meta>
</file>